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898cm"/>
    </style:style>
    <style:style style:name="co3" style:family="table-column">
      <style:table-column-properties fo:break-before="auto" style:column-width="3.794cm"/>
    </style:style>
    <style:style style:name="co4" style:family="table-column">
      <style:table-column-properties fo:break-before="auto" style:column-width="4.436cm"/>
    </style:style>
    <style:style style:name="co5" style:family="table-column">
      <style:table-column-properties fo:break-before="auto" style:column-width="5.272cm"/>
    </style:style>
    <style:style style:name="ro1" style:family="table-row">
      <style:table-row-properties style:row-height="0.55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fo:padding="0.071cm"/>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padding="0.071cm"/>
    </style:style>
    <style:style style:name="ce15" style:family="table-cell" style:parent-style-name="Default">
      <style:table-cell-properties style:glyph-orientation-vertical="0" fo:background-color="#00000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5" style:family="table-cell" style:parent-style-name="Default">
      <style:table-cell-properties fo:padding="0.071cm"/>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table-cell-properties style:glyph-orientation-vertical="0" fo:background-color="#00000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gr1" style:family="graphic" style:parent-style-name="Default">
      <style:graphic-properties loext:decorative="false"/>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Generer" form:control-implementation="ooo:com.sun.star.form.component.CommandButton" xml:id="control1" form:id="control1" form:label="Génerer le fichie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Julien/Documents/Scope/Oscilloscope%20virtuel/ExempleAmplificateur/exempleAmplificateur.ods/content.xml"/>
              </form:properties>
              <office:event-listeners>
                <script:event-listener script:language="ooo:script" script:event-name="dom:mouseup" xlink:href="vnd.sun.star.script:Standard.Module1.generate_cliquer?language=Basic&amp;location=document" xlink:type="simple"/>
              </office:event-listeners>
            </form:button>
          </form:form>
        </office:forms>
        <table:shapes>
          <draw:control draw:z-index="0" draw:name="Contrôle 1" draw:style-name="gr1" draw:text-style-name="P1" svg:width="5.033cm" svg:height="0.72cm" svg:x="24.481cm" svg:y="0.143cm" draw:control="control1"/>
        </table:shapes>
        <table:table-column table:style-name="co1" table:number-columns-repeated="4" table:default-cell-style-name="ce2"/>
        <table:table-column table:style-name="co2" table:default-cell-style-name="ce2"/>
        <table:table-column table:style-name="co3" table:default-cell-style-name="ce2"/>
        <table:table-column table:style-name="co1" table:default-cell-style-name="ce2"/>
        <table:table-column table:style-name="co4" table:default-cell-style-name="ce2"/>
        <table:table-column table:style-name="co5" table:default-cell-style-name="ce2"/>
        <table:table-row table:style-name="ro1">
          <table:table-cell table:style-name="ce1" office:value-type="string" calcext:value-type="string">
            <text:p>Nom</text:p>
          </table:table-cell>
          <table:table-cell table:style-name="ce1" office:value-type="string" calcext:value-type="string">
            <text:p>x</text:p>
          </table:table-cell>
          <table:table-cell table:style-name="ce1" office:value-type="string" calcext:value-type="string">
            <text:p>y</text:p>
          </table:table-cell>
          <table:table-cell table:style-name="ce1" office:value-type="string" calcext:value-type="string">
            <text:p>Type</text:p>
          </table:table-cell>
          <table:table-cell table:style-name="ce1" office:value-type="string" calcext:value-type="string">
            <text:p>Valeur</text:p>
          </table:table-cell>
          <table:table-cell table:style-name="ce1" office:value-type="string" calcext:value-type="string">
            <text:p>Commentaires</text:p>
          </table:table-cell>
          <table:table-cell/>
          <table:table-cell table:style-name="ce1" office:value-type="string" calcext:value-type="string">
            <text:p>Fichier de sortie</text:p>
          </table:table-cell>
          <table:table-cell table:style-name="ce6" table:number-columns-spanned="1" table:number-rows-spanned="2"/>
        </table:table-row>
        <table:table-row table:style-name="ro1">
          <table:table-cell table:number-columns-repeated="7"/>
          <table:table-cell office:value-type="string" calcext:value-type="string">
            <text:p>sortie.html</text:p>
          </table:table-cell>
          <table:covered-table-cell table:style-name="ce7"/>
        </table:table-row>
        <table:table-row table:style-name="ro1">
          <table:table-cell table:number-columns-repeated="9"/>
        </table:table-row>
        <table:table-row table:style-name="ro1">
          <table:table-cell table:number-columns-repeated="7"/>
          <table:table-cell table:style-name="ce15" office:value-type="string" calcext:value-type="string" table:number-columns-spanned="2" table:number-rows-spanned="1">
            <text:p>Style du texte</text:p>
          </table:table-cell>
          <table:covered-table-cell table:style-name="ce20"/>
        </table:table-row>
        <table:table-row table:style-name="ro1">
          <table:table-cell table:number-columns-repeated="7"/>
          <table:table-cell table:style-name="ce4" office:value-type="string" calcext:value-type="string" table:number-columns-spanned="2" table:number-rows-spanned="1">
            <text:p>font-size: medium;color: black;</text:p>
          </table:table-cell>
          <table:covered-table-cell table:style-name="ce9"/>
        </table:table-row>
        <table:table-row table:style-name="ro1">
          <table:table-cell table:number-columns-repeated="7"/>
          <table:table-cell table:style-name="ce15" office:value-type="string" calcext:value-type="string" table:number-columns-spanned="2" table:number-rows-spanned="1">
            <text:p>Couleurs des points</text:p>
          </table:table-cell>
          <table:covered-table-cell table:style-name="ce20"/>
        </table:table-row>
        <table:table-row table:style-name="ro1">
          <table:table-cell table:number-columns-repeated="7"/>
          <table:table-cell office:value-type="string" calcext:value-type="string">
            <text:p>Cannal 1</text:p>
          </table:table-cell>
          <table:table-cell office:value-type="string" calcext:value-type="string">
            <text:p>Red</text:p>
          </table:table-cell>
        </table:table-row>
        <table:table-row table:style-name="ro1">
          <table:table-cell table:number-columns-repeated="7"/>
          <table:table-cell table:style-name="ce5" office:value-type="string" calcext:value-type="string">
            <text:p>Cannal 2</text:p>
          </table:table-cell>
          <table:table-cell office:value-type="string" calcext:value-type="string">
            <text:p>Yellow</text:p>
          </table:table-cell>
        </table:table-row>
        <table:table-row table:style-name="ro1">
          <table:table-cell table:number-columns-repeated="7"/>
          <table:table-cell office:value-type="string" calcext:value-type="string">
            <text:p>Cannaux 1 et 2</text:p>
          </table:table-cell>
          <table:table-cell office:value-type="string" calcext:value-type="string">
            <text:p>Orange</text:p>
          </table:table-cell>
        </table:table-row>
        <table:table-row table:style-name="ro1">
          <table:table-cell table:number-columns-repeated="7"/>
          <table:table-cell office:value-type="string" calcext:value-type="string">
            <text:p>Aucun canal</text:p>
          </table:table-cell>
          <table:table-cell office:value-type="string" calcext:value-type="string">
            <text:p>Blue</text:p>
          </table:table-cell>
        </table:table-row>
        <table:table-row table:style-name="ro1">
          <table:table-cell table:number-columns-repeated="7"/>
          <table:table-cell table:style-name="ce15" office:value-type="string" calcext:value-type="string" table:number-columns-spanned="2" table:number-rows-spanned="1">
            <text:p>Échelle de l'oscilloscope</text:p>
          </table:table-cell>
          <table:covered-table-cell table:style-name="ce20"/>
        </table:table-row>
        <table:table-row table:style-name="ro1">
          <table:table-cell table:number-columns-repeated="7"/>
          <table:table-cell table:style-name="ce4" office:value-type="float" office:value="1" calcext:value-type="float" table:number-columns-spanned="2" table:number-rows-spanned="1">
            <text:p>1</text:p>
          </table:table-cell>
          <table:covered-table-cell table:style-name="ce9"/>
        </table:table-row>
        <table:table-row table:style-name="ro1">
          <table:table-cell table:style-name="Default" table:number-columns-repeated="7"/>
          <table:table-cell table:style-name="ce15" office:value-type="string" calcext:value-type="string" table:number-columns-spanned="2" table:number-rows-spanned="1">
            <text:p>ID GeoGebra</text:p>
          </table:table-cell>
          <table:covered-table-cell table:style-name="ce20"/>
        </table:table-row>
        <table:table-row table:style-name="ro1">
          <table:table-cell table:style-name="Default" table:number-columns-repeated="7"/>
          <table:table-cell office:value-type="string" calcext:value-type="string">
            <text:p>rphgwqbp</text:p>
          </table:table-cell>
          <table:table-cell/>
        </table:table-row>
        <table:table-row table:style-name="ro1">
          <table:table-cell table:style-name="Default" table:number-columns-repeated="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fr"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5P0" style:volatile="true">
      <number:number number:decimal-places="0" number:min-decimal-places="0" number:min-integer-digits="1" number:grouping="true"/>
      <number:text loext:blank-width-char=")2"> $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loext:blank-width-char=")2"> $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loext:blank-width-char=")2"> $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loext:blank-width-char=")2"> $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3P0" style:volatile="true">
      <number:text loext:blank-width-char=" "> </number:text>
      <number:fill-character> </number:fill-character>
      <number:number number:decimal-places="0" number:min-decimal-places="0" number:min-integer-digits="1" number:grouping="true"/>
      <number:text loext:blank-width-char=")_ 1">  </number:text>
    </number:number-style>
    <number:number-style style:name="N123P1" style:volatile="true">
      <number:text loext:blank-width-char=" "> </number:text>
      <number:fill-character> </number:fill-character>
      <number:text>(</number:text>
      <number:number number:decimal-places="0" number:min-decimal-places="0" number:min-integer-digits="1" number:grouping="true"/>
      <number:text>) _ </number:text>
    </number:number-style>
    <number:number-style style:name="N123P2" style:volatile="true">
      <number:text loext:blank-width-char=" "> </number:text>
      <number:fill-character> </number:fill-character>
      <number:text loext:blank-width-char=")1_ 2">-  </number:text>
    </number:number-style>
    <number:text-style style:name="N123">
      <number:text loext:blank-width-char=" "> </number:text>
      <number:text-content/>
      <number:text loext:blank-width-char=" "> </number:text>
      <style:map style:condition="value()&gt;0" style:apply-style-name="N123P0"/>
      <style:map style:condition="value()&lt;0" style:apply-style-name="N123P1"/>
      <style:map style:condition="value()=0" style:apply-style-name="N123P2"/>
    </number:text-style>
    <number:number-style style:name="N127P0" style:volatile="true">
      <number:text loext:blank-width-char=" "> </number:text>
      <number:fill-character> </number:fill-character>
      <number:number number:decimal-places="0" number:min-decimal-places="0" number:min-integer-digits="1" number:grouping="true"/>
      <number:text loext:blank-width-char=")_ 3">  $ </number:text>
    </number:number-style>
    <number:number-style style:name="N127P1" style:volatile="true">
      <number:text loext:blank-width-char=" "> </number:text>
      <number:fill-character> </number:fill-character>
      <number:text>(</number:text>
      <number:number number:decimal-places="0" number:min-decimal-places="0" number:min-integer-digits="1" number:grouping="true"/>
      <number:text loext:blank-width-char=" 3">) $ </number:text>
    </number:number-style>
    <number:number-style style:name="N127P2" style:volatile="true">
      <number:text loext:blank-width-char=" "> </number:text>
      <number:fill-character> </number:fill-character>
      <number:text loext:blank-width-char=")1_ 4">-  $ </number:text>
    </number:number-style>
    <number:text-style style:name="N127">
      <number:text loext:blank-width-char=" "> </number:text>
      <number:text-content/>
      <number:text loext:blank-width-char=" "> </number:text>
      <style:map style:condition="value()&gt;0" style:apply-style-name="N127P0"/>
      <style:map style:condition="value()&lt;0" style:apply-style-name="N127P1"/>
      <style:map style:condition="value()=0" style:apply-style-name="N127P2"/>
    </number:text-style>
    <number:number-style style:name="N131P0" style:volatile="true">
      <number:text loext:blank-width-char=" "> </number:text>
      <number:fill-character> </number:fill-character>
      <number:number number:decimal-places="2" number:min-decimal-places="2" number:min-integer-digits="1" number:grouping="true"/>
      <number:text loext:blank-width-char=")_ 1">  </number:text>
    </number:number-style>
    <number:number-style style:name="N131P1" style:volatile="true">
      <number:text loext:blank-width-char=" "> </number:text>
      <number:fill-character> </number:fill-character>
      <number:text>(</number:text>
      <number:number number:decimal-places="2" number:min-decimal-places="2" number:min-integer-digits="1" number:grouping="true"/>
      <number:text>) _ </number:text>
    </number:number-style>
    <number:number-style style:name="N131P2" style:volatile="true">
      <number:text loext:blank-width-char=" "> </number:text>
      <number:fill-character> </number:fill-character>
      <number:text>-</number:text>
      <number:number number:decimal-places="0" number:min-decimal-places="0" number:min-integer-digits="2" loext:max-blank-integer-digits="2"/>
      <number:text loext:blank-width-char=")_ 1">  </number:text>
    </number:number-style>
    <number:text-style style:name="N131">
      <number:text loext:blank-width-char=" "> </number:text>
      <number:text-content/>
      <number:text loext:blank-width-char=" "> </number:text>
      <style:map style:condition="value()&gt;0" style:apply-style-name="N131P0"/>
      <style:map style:condition="value()&lt;0" style:apply-style-name="N131P1"/>
      <style:map style:condition="value()=0" style:apply-style-name="N131P2"/>
    </number:text-style>
    <number:number-style style:name="N135P0" style:volatile="true">
      <number:text loext:blank-width-char=" "> </number:text>
      <number:fill-character> </number:fill-character>
      <number:number number:decimal-places="2" number:min-decimal-places="2" number:min-integer-digits="1" number:grouping="true"/>
      <number:text loext:blank-width-char=")_ 3">  $ </number:text>
    </number:number-style>
    <number:number-style style:name="N135P1" style:volatile="true">
      <number:text loext:blank-width-char=" "> </number:text>
      <number:fill-character> </number:fill-character>
      <number:text>(</number:text>
      <number:number number:decimal-places="2" number:min-decimal-places="2" number:min-integer-digits="1" number:grouping="true"/>
      <number:text loext:blank-width-char=" 3">) $ </number:text>
    </number:number-style>
    <number:number-style style:name="N135P2" style:volatile="true">
      <number:text loext:blank-width-char=" "> </number:text>
      <number:fill-character> </number:fill-character>
      <number:text>-</number:text>
      <number:number number:decimal-places="0" number:min-decimal-places="0" number:min-integer-digits="2" loext:max-blank-integer-digits="2"/>
      <number:text loext:blank-width-char=")_ 3">  $ </number:text>
    </number:number-style>
    <number:text-style style:name="N135">
      <number:text loext:blank-width-char=" "> </number:text>
      <number:text-content/>
      <number:text loext:blank-width-char=" ">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number:date-style style:name="N10114" number:language="fr" number:country="CA">
      <number:day number:style="long"/>
      <number:text>-</number:text>
      <number:month number:textual="true"/>
      <number:text>-</number:text>
      <number:year/>
    </number:date-style>
    <number:date-style style:name="N10115" number:language="fr" number:country="CA">
      <number:day number:style="long"/>
      <number:text>-</number:text>
      <number:month number:textual="true"/>
    </number:date-style>
    <number:date-style style:name="N10116" number:language="fr" number:country="CA">
      <number:month number:textual="true"/>
      <number:text>-</number:text>
      <number:year/>
    </number:date-style>
    <number:time-style style:name="N10117" number:language="fr" number:country="CA">
      <number:hours/>
      <number:text>:</number:text>
      <number:minutes number:style="long"/>
      <number:text> </number:text>
      <number:am-pm/>
    </number:time-style>
    <number:time-style style:name="N10118" number:language="fr" number:country="CA">
      <number:hours/>
      <number:text>:</number:text>
      <number:minutes number:style="long"/>
      <number:text>:</number:text>
      <number:seconds number:style="long"/>
      <number:text> </number:text>
      <number:am-pm/>
    </number:time-style>
    <number:currency-style style:name="N10120P0" style:volatile="true" number:language="fr" number:country="CA">
      <number:number number:decimal-places="0" number:min-decimal-places="0" number:min-integer-digits="1" number:grouping="true"/>
      <number:text loext:blank-width-char="$1_-3">    </number:text>
    </number:currency-style>
    <number:currency-style style:name="N10120" number:language="fr" number:country="CA">
      <number:number number:decimal-places="0" number:min-decimal-places="0" number:min-integer-digits="1" number:grouping="true"/>
      <number:text loext:blank-width-char="$1">   -</number:text>
      <style:map style:condition="value()&gt;=0" style:apply-style-name="N10120P0"/>
    </number:currency-style>
    <number:currency-style style:name="N10121P0" style:volatile="true" number:language="fr" number:country="CA">
      <number:number number:decimal-places="0" number:min-decimal-places="0" number:min-integer-digits="1" number:grouping="true"/>
      <number:text loext:blank-width-char="$1_-3">    </number:text>
    </number:currency-style>
    <number:currency-style style:name="N10121" number:language="fr" number:country="CA">
      <style:text-properties fo:color="#ff0000"/>
      <number:number number:decimal-places="0" number:min-decimal-places="0" number:min-integer-digits="1" number:grouping="true"/>
      <number:text loext:blank-width-char="$1">   -</number:text>
      <style:map style:condition="value()&gt;=0" style:apply-style-name="N10121P0"/>
    </number:currency-style>
    <number:currency-style style:name="N10123P0" style:volatile="true" number:language="fr" number:country="CA">
      <number:number number:decimal-places="2" number:min-decimal-places="2" number:min-integer-digits="1" number:grouping="true"/>
      <number:text loext:blank-width-char="$1_-3">    </number:text>
    </number:currency-style>
    <number:currency-style style:name="N10123" number:language="fr" number:country="CA">
      <number:number number:decimal-places="2" number:min-decimal-places="2" number:min-integer-digits="1" number:grouping="true"/>
      <number:text loext:blank-width-char="$1">   -</number:text>
      <style:map style:condition="value()&gt;=0" style:apply-style-name="N10123P0"/>
    </number:currency-style>
    <number:currency-style style:name="N10124P0" style:volatile="true" number:language="fr" number:country="CA">
      <number:number number:decimal-places="2" number:min-decimal-places="2" number:min-integer-digits="1" number:grouping="true"/>
      <number:text loext:blank-width-char="$1_-3">    </number:text>
    </number:currency-style>
    <number:currency-style style:name="N10124" number:language="fr" number:country="CA">
      <style:text-properties fo:color="#ff0000"/>
      <number:number number:decimal-places="2" number:min-decimal-places="2" number:min-integer-digits="1" number:grouping="true"/>
      <number:text loext:blank-width-char="$1">   -</number:text>
      <style:map style:condition="value()&gt;=0" style:apply-style-name="N10124P0"/>
    </number:currency-style>
    <number:currency-style style:name="N10126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6" number:language="fr" number:country="CA">
      <number:number number:decimal-places="0" number:min-decimal-places="0" number:min-integer-digits="1" number:grouping="true"/>
      <number:text> </number:text>
      <number:currency-symbol/>
      <number:text>-</number:text>
      <style:map style:condition="value()&gt;=0" style:apply-style-name="N10126P0"/>
    </number:currency-style>
    <number:currency-style style:name="N10127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7" number:language="fr" number:country="CA">
      <style:text-properties fo:color="#ff0000"/>
      <number:number number:decimal-places="0" number:min-decimal-places="0" number:min-integer-digits="1" number:grouping="true"/>
      <number:text> </number:text>
      <number:currency-symbol/>
      <number:text>-</number:text>
      <style:map style:condition="value()&gt;=0" style:apply-style-name="N10127P0"/>
    </number:currency-style>
    <number:currency-style style:name="N10129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29" number:language="fr" number:country="CA">
      <number:number number:decimal-places="2" number:min-decimal-places="2" number:min-integer-digits="1" number:grouping="true"/>
      <number:text> </number:text>
      <number:currency-symbol/>
      <number:text>-</number:text>
      <style:map style:condition="value()&gt;=0" style:apply-style-name="N10129P0"/>
    </number:currency-style>
    <number:currency-style style:name="N10130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30" number:language="fr" number:country="CA">
      <style:text-properties fo:color="#ff0000"/>
      <number:number number:decimal-places="2" number:min-decimal-places="2" number:min-integer-digits="1" number:grouping="true"/>
      <number:text> </number:text>
      <number:currency-symbol/>
      <number:text>-</number:text>
      <style:map style:condition="value()&gt;=0" style:apply-style-name="N10130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1">0000-00-00</text:date>, <text:time style:data-style-name="N2" text:time-value="14:42:31.4360073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Oscilloscope" style:display-name="PageStyle_Oscilloscope"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1" style:display-name="PageStyle_Oscilloscope 1"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2" style:display-name="PageStyle_Oscilloscope 2"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6T12:38:19.263828800</meta:creation-date>
    <dc:date>2026-03-11T14:43:24.719072700</dc:date>
    <meta:editing-duration>PT3H5M9S</meta:editing-duration>
    <meta:editing-cycles>80</meta:editing-cycles>
    <meta:generator>LibreOffice/25.8.4.2$Windows_X86_64 LibreOffice_project/290daaa01b999472f0c7a3890eb6a550fd74c6df</meta:generator>
    <dc:contributor>Julien Rossignol</dc:contributor>
    <dc:title>Gabarit LibreOffice de l'Oscilloscope virtuel</dc:title>
    <meta:document-statistic meta:table-count="1" meta:cell-count="23"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REM  *****  BASIC  *****

Sub generate_cliquer()
	'Macro appelé par le bouton de génération du fichier
    Dim sheet As Object
    Dim index As Integer
    Dim lastRow As Integer
    
    Dim entryName As String
    Dim x As Integer
    Dim y As Integer
    Dim I As Integer
    Dim entryType As String
    Dim entryValue As String
    
    Dim switchCode As String
    Dim pointCode As String
    Dim textCode As String
    Dim circuitCode As String
    Dim helperCode As String
       
    sheet = ThisComponent.CurrentController.ActiveSheet   
       
    Dim styleTexte As String
    Dim colorNone As String
    Dim colorOne As String
    Dim colorTwo As String
    Dim colorBoth As String
    Dim scaleScope As String
    Dim idGeoGebra As String
    
    'Récupère les paramètres principaux
    styleText = sheet.getCellByPosition(7, 4).string 
    colorNone = sheet.getCellByPosition(8, 9).string 
    colorBoth = sheet.getCellByPosition(8, 8).string 
    colorTwo = sheet.getCellByPosition(8, 7).string 
    colorOne = sheet.getCellByPosition(8, 6).string 
    scaleScope = sheet.getCellByPosition(7, 11).string 
    idGeoGebra = sheet.getCellByPosition(7, 13).string 
        
    'Boucle principale, pour chaque ligne du tableau de droite dont le type est remplis, fait l'ajout d'un point, d'un texte ou de l'image
    index = 0
    I = 1
    Do while not (sheet.getCellByPosition(3, I).Type = com.sun.star.table.CellContentType.EMPTY)
        entryName = sheet.getCellByPosition(0, I).string 
        x = sheet.getCellByPosition(1, I).Value
        y = sheet.getCellByPosition(2, I).Value
        entryType = sheet.getCellByPosition(3, I).string 
        entryValue = sheet.getCellByPosition(4, I).string 
        If (StrComp(entryType, "Point", vbTextCompare) = 0) Then
            pointCode = pointCode &amp; "&lt;div onclick=""measure(this,'CH1')"" oncontextmenu=""measure(this,'CH2')"" class=""scope-dot"" id=""dot" &amp; index &amp; """ style=""position: absolute;font-size: xx-large;color: " &amp; colorNone &amp; ";cursor: crosshair;top: " &amp; y - 15 &amp; "px;left: " &amp; x - 4 &amp; "px;line-height: 1;""&gt;&amp;#8226&lt;/div&gt;" &amp; Chr(10)
            switchCode = switchCode &amp; "case ""dot" &amp; index &amp; """:" &amp; Chr(10) &amp; "fct = """ &amp; entryValue &amp; """;" &amp; Chr(10) &amp; "break;" &amp; Chr(10)
            index = index + 1
        ElseIf (StrComp(entryType, "Texte", vbTextCompare) = 0) Then
            textCode = textCode &amp; "&lt;div style=""position: absolute;" &amp; styleText &amp; "top: " &amp; y &amp; "px;left: " &amp; x &amp; "px;line-height: 1;""&gt;" &amp; entryValue &amp; "&lt;/div&gt;" &amp; Chr(10)
        ElseIf (StrComp(entryType, "Circuit", vbTextCompare) = 0) Then
            circuitCode = "&lt;div style=""position: relative;width: " &amp; x &amp; "px;height: " &amp; y &amp; "px;""&gt;" &amp; Chr(10) &amp; "&lt;img src=""" &amp; entryValue &amp; """ alt=""Circuit"" width=""" &amp; x &amp; """ height=""" &amp; y &amp; """&gt;"
        ElseIf (StrComp(entryType, "Fonction", vbTextCompare) = 0) Then
            helperCode = helperCode &amp; "ggbelement.evalCommand(""" &amp; entryValue &amp; """);" &amp; Chr(10)
            entryValue = Trim(Split(entryValue, "=")(0))
            helperCode = helperCode &amp; "ggbelement.setVisible(""" &amp; entryValue &amp; """, false);" &amp; Chr(10)

        End If
        I = I + 1
    Loop
    
    'Génère le code javascript avec les paramètres
    switchCode = generateSwitchCode(switchCode, helperCode, colorNone, colorOne, colorTwo, colorBoth, scaleScope, idGeoGebra)

    Dim filePath As String
    Dim fileNumber As Integer
    Dim Dir as String
    
    'Identifie le fichier de sortie
    GlobalScope.BasicLibraries.loadLibrary("Tools")
    Dir = Tools.Strings.DirectoryNameoutofPath(ThisComponent.url, "/")
    filePath = Dir &amp; "/sortie.html"
    
    If not (sheet.getCellByPosition(7, 1).Type = com.sun.star.table.CellContentType.EMPTY) Then
    	filePath = Dir &amp; "/" &amp; sheet.getCellByPosition(7, 1).string
    End If
    
    
    
	Dim outputFile As Object, simpleFileAccess As Object, fileStream As Object
    
    'Ouvre le fichier en UTF-8 pour permettre de gérer les charactères spéciaux
    simpleFileAccess = createUnoService("com.sun.star.ucb.SimpleFileAccess")
    outputFile = createUnoService("com.sun.star.io.TextOutputStream" )
    fileStream = simpleFileAccess.openFileWrite(filePath)
    outputFile.OutputStream = fileStream
    outputFile.Encoding = "UTF-8"
       
	outputFile.writeString(circuitCode)
	outputFile.writeString(pointCode)
	outputFile.writeString(textCode)
	outputFile.writeString("&lt;/div&gt;")
	outputFile.writeString("&lt;div id=""ggbelement""&gt;&lt;/div&gt;")
	outputFile.writeString(switchCode)
	
   	fileStream.closeOutput : outputFile.closeOutput
   	
   	Exit Sub
   	 
ErrorHandler:
	MsgBox "Echec de l'ouverture du fichier de sortie"
    Exit Sub     
End Sub


Function generateSwitchCode(switchCode As String, helperCode As String, colorNone As String, colorOne As String, colorTwo As String, colorBoth As String, scaleScope As String, idGeoGebra As String)
    Dim fileContent As String
    Dim filePath As String
    Dim fileNumber As Integer
    Dim line As String
    
    'Ouverture du fichier de gabarit, qui doit être dans le même dossier
    Dim Dir as String
    GlobalScope.BasicLibraries.loadLibrary("Tools")
    Dir = Tools.Strings.DirectoryNameoutofPath(ThisComponent.url, "/")
    
    filePath = Dir &amp; "/gabaritScript.js"
    fileNumber = FreeFile
    
    On Error GoTo ErrorHandler
    
    Open filePath For Input As #fileNumber
    
    'Lit le fichier ligne par ligne
    Do While Not EOF(fileNumber)
    	Line Input #fileNumber, line
    	fileContent = fileContent &amp; line &amp; Chr(10)
   	Loop
   	
   	Close fileNumber
    
    'remplace les paramètres dans le fichier et insère le code de switch qui permet de gérer les points de tests
    generateSwitchCode = Replace(fileContent, "@@SWITCHCODE@@", switchCode)
    generateSwitchCode = Replace(generateSwitchCode, "@@HELPERCODE@@", helperCode)
    generateSwitchCode = Replace(generateSwitchCode, "@@SCALESCOPE@@", scaleScope)
    generateSwitchCode = Replace(generateSwitchCode, "@COLORNONE@", colorNone)
    generateSwitchCode = Replace(generateSwitchCode, "@COLORONE@", colorOne)
    generateSwitchCode = Replace(generateSwitchCode, "@COLORTWO@", colorTwo)
    generateSwitchCode = Replace(generateSwitchCode, "@COLORBOTH@", colorBoth)
    generateSwitchCode = Replace(generateSwitchCode, "@@MATERIALID@@", idGeoGebra)
    Exit Function 
ErrorHandler:
	MsgBox "Echec de l'ouverture du fichier de gabarit"
	Exit Funct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